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4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font-style="normal" fo:text-shadow="none" style:font-size-asian="36pt" style:font-style-asian="normal" style:font-size-complex="36pt" style:font-style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1" fo:font-size="36pt" fo:font-style="normal" fo:text-shadow="none" style:font-size-asian="36pt" style:font-style-asian="normal" style:font-size-complex="36pt" style:font-style-complex="normal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>
        <style:tab-stops>
          <style:tab-stop style:position="19.05cm" style:type="right"/>
        </style:tab-stops>
      </style:paragraph-properties>
    </style:style>
    <style:style style:name="P9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.318cm" fo:margin-right="0cm" fo:text-indent="-0.318cm">
        <style:tab-stops>
          <style:tab-stop style:position="-0.323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8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9" style:family="text">
      <style:text-properties fo:color="#000000" style:font-name="Segoe UI1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17</text:span></text:p>
            <text:p text:style-name="P1"><text:span text:style-name="T2">“</text:span><text:span text:style-name="T2">O Lord, We Praise Th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47cm" svg:height="5.588cm" svg:x="1.2cm" svg:y="0.762cm">
          <draw:text-box>
            <text:p text:style-name="P1"><text:span text:style-name="T3">1. </text:span><text:span text:style-name="T4">O Lord, we praise Thee,</text:span></text:p>
            <text:p text:style-name="P1"><text:span text:style-name="T4">bless Thee, and adore Thee,</text:span><text:span text:style-name="T4"><text:line-break/></text:span><text:span text:style-name="T4">In thanksgiving bow before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5.4cm" svg:height="7.011cm" svg:x="1.27cm" svg:y="0.762cm">
          <draw:text-box>
            <text:p text:style-name="P1"><text:span text:style-name="T4">Thou with Thy body</text:span></text:p>
            <text:p text:style-name="P1"><text:span text:style-name="T4">and Thy blood didst nourish</text:span><text:span text:style-name="T4"><text:line-break/></text:span><text:span text:style-name="T4">Our weak souls that they may flourish:</text:span></text:p>
            <text:p text:style-name="P1"><text:span text:style-name="T4">O Lord, have merc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5.4cm" svg:height="8.701cm" svg:x="1.27cm" svg:y="0.762cm">
          <draw:text-box>
            <text:p text:style-name="P1"><text:span text:style-name="T4">May Thy body, Lord, born of Mary,</text:span><text:span text:style-name="T4"><text:line-break/></text:span><text:span text:style-name="T4">That our sins and sorrows did carry,</text:span></text:p>
            <text:p text:style-name="P1"><text:span text:style-name="T4">And Thy blood for us plead</text:span><text:span text:style-name="T4"><text:line-break/></text:span><text:span text:style-name="T4">In all trial, fear, and need:</text:span></text:p>
            <text:p text:style-name="P1"><text:span text:style-name="T4">O Lord, have mercy!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4.939cm" svg:height="7.978cm" svg:x="1.477cm" svg:y="0.912cm">
          <draw:text-box>
            <text:p text:style-name="P1"><text:span text:style-name="T5">2. </text:span><text:span text:style-name="T6">Thy holy body into death was given,</text:span><text:span text:style-name="T6"><text:line-break/></text:span><text:span text:style-name="T6">Life to win for us in heaven.</text:span><text:span text:style-name="T6"><text:line-break/></text:span><text:span text:style-name="T6">No greater love than this</text:span></text:p>
            <text:p text:style-name="P1"><text:span text:style-name="T6">to Thee could bind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7" draw:layer="layout" svg:width="25.4cm" svg:height="7.978cm" svg:x="1.27cm" svg:y="0.912cm">
          <draw:text-box>
            <text:p text:style-name="P1"><text:span text:style-name="T6">May this feast thereof remind us!</text:span><text:span text:style-name="T6"><text:line-break/></text:span><text:span text:style-name="T6"> <text:s text:c="3"/>O Lord, have mercy!</text:span></text:p>
            <text:p text:style-name="P1"><text:span text:style-name="T6">Lord, Thy kindness did so constrain Thee</text:span><text:span text:style-name="T6"><text:line-break/></text:span><text:span text:style-name="T7">That Thy blood should bless and sustain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7" draw:text-style-name="P7" draw:layer="layout" svg:width="25.146cm" svg:height="5.692cm" svg:x="1.524cm" svg:y="0.912cm">
          <draw:text-box>
            <text:p text:style-name="P1"><text:span text:style-name="T6">All our debt Thou hast paid;</text:span><text:span text:style-name="T6"><text:line-break/></text:span><text:span text:style-name="T6">Peace with God once more is made:</text:span><text:span text:style-name="T6"><text:line-break/></text:span><text:span text:style-name="T6">O Lord, have merc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8" draw:text-style-name="P9" draw:layer="layout" svg:width="24.892cm" svg:height="7.766cm" svg:x="1.524cm" svg:y="0.87cm">
          <draw:text-box>
            <text:p text:style-name="P8"><text:span text:style-name="T5">3. </text:span><text:span text:style-name="T8">May God bestow on us His grace and favor</text:span><text:span text:style-name="T6"><text:line-break/></text:span><text:span text:style-name="T6">That we follow Christ our Savior</text:span><text:span text:style-name="T6"><text:line-break/></text:span><text:span text:style-name="T6">And live together here in love and union</text:span><text:span text:style-name="T6"><text:line-break/></text:span><text:span text:style-name="T6">Nor despise this blest Communio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9" draw:text-style-name="P7" draw:layer="layout" svg:width="25.015cm" svg:height="5.896cm" svg:x="1.401cm" svg:y="0.708cm">
          <draw:text-box>
            <text:p text:style-name="P1"><text:span text:style-name="T6">O Lord, have mercy!</text:span></text:p>
            <text:p text:style-name="P1"><text:span text:style-name="T6">Let not Thy good Spirit forsake us;</text:span></text:p>
            <text:p text:style-name="P1"><text:span text:style-name="T6">Grant that heav’nly-minded He make u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10" draw:text-style-name="P11" draw:layer="layout" svg:width="25.039cm" svg:height="11.938cm" svg:x="1.524cm" svg:y="1.016cm">
          <draw:text-box>
            <text:p text:style-name="P1"><text:span text:style-name="T6">Give Thy Church, Lord, to see</text:span><text:span text:style-name="T6"><text:line-break/></text:span><text:span text:style-name="T6">Days of peace and unity:</text:span><text:span text:style-name="T6"><text:line-break/></text:span><text:span text:style-name="T6">O Lord, have mercy!</text:span></text:p>
            <text:p text:style-name="P10"><text:span text:style-name="T6"/></text:p>
            <text:p text:style-name="P10"><text:span text:style-name="T9"/></text:p>
            <text:p text:style-name="P10"><text:span text:style-name="T10">© 1941 Concordia Publishing House.</text:span></text:p>
            <text:p text:style-name="P10"><text:span text:style-name="T10">Used by permission:</text:span></text:p>
            <text:p text:style-name="P10"><text:span text:style-name="T10">LSB Hymn License</text:span></text:p>
            <text:p text:style-name="P10"><text:span text:style-name="T10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10:02:00.753000000</meta:creation-date>
    <dc:title>Hymn template</dc:title>
    <meta:editing-duration>PT1H16M51S</meta:editing-duration>
    <meta:editing-cycles>8</meta:editing-cycles>
    <meta:generator>LibreOffice/6.0.6.2$Windows_X86_64 LibreOffice_project/0c292870b25a325b5ed35f6b45599d2ea4458e77</meta:generator>
    <meta:initial-creator>Arthur Hoch</meta:initial-creator>
    <dc:date>2018-10-24T11:23:52.121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5-08-26T10:01:58.722000000"/>
  </office:meta>
</office:document-meta>
</file>